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objectwithoutfill">
      <style:graphic-properties draw:marker-end="Arrow_20_concave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4cm" svg:height="1.979cm" svg:x="7.223cm" svg:y="2.069cm">
          <draw:text-box>
            <text:p><text:span text:style-name="T1">Job Splitting--</text:span></text:p>
          </draw:text-box>
        </draw:frame>
        <draw:rect draw:style-name="gr2" draw:text-style-name="P2" draw:layer="layout" svg:width="15.24cm" svg:height="1.524cm" svg:x="3.159cm" svg:y="5.191cm">
          <text:p/>
        </draw:rect>
        <draw:rect draw:style-name="gr2" draw:text-style-name="P2" draw:layer="layout" svg:width="4.445cm" svg:height="1.524cm" svg:x="3.159cm" svg:y="10.591cm">
          <text:p/>
        </draw:rect>
        <draw:rect draw:style-name="gr2" draw:text-style-name="P2" draw:layer="layout" svg:width="4.445cm" svg:height="1.524cm" svg:x="7.96cm" svg:y="10.591cm">
          <text:p/>
        </draw:rect>
        <draw:rect draw:style-name="gr2" draw:text-style-name="P2" draw:layer="layout" svg:width="5.738cm" svg:height="1.524cm" svg:x="12.661cm" svg:y="10.591cm">
          <text:p/>
        </draw:rect>
        <draw:line draw:style-name="gr3" draw:text-style-name="P2" draw:layer="layout" svg:x1="10.271cm" svg:y1="6.842cm" svg:x2="5.445cm" svg:y2="10.525cm">
          <text:p/>
        </draw:line>
        <draw:line draw:style-name="gr4" draw:text-style-name="P2" draw:layer="layout" svg:x1="10.271cm" svg:y1="6.842cm" svg:x2="10.271cm" svg:y2="10.398cm">
          <text:p/>
        </draw:line>
        <draw:line draw:style-name="gr5" draw:text-style-name="P2" draw:layer="layout" svg:x1="10.271cm" svg:y1="6.842cm" svg:x2="15.605cm" svg:y2="10.525cm">
          <text:p/>
        </draw:line>
        <draw:frame draw:style-name="gr6" draw:layer="layout" svg:width="5.843cm" svg:height="1.016cm" svg:x="8.238cm" svg:y="5.445cm">
          <draw:text-box>
            <text:p>One week job</text:p>
          </draw:text-box>
        </draw:frame>
        <draw:frame draw:style-name="gr6" draw:layer="layout" svg:width="3.684cm" svg:height="1.016cm" svg:x="3.412cm" svg:y="10.906cm">
          <draw:text-box>
            <text:p>Two days</text:p>
          </draw:text-box>
        </draw:frame>
        <draw:frame draw:style-name="gr6" draw:layer="layout" svg:width="3.684cm" svg:height="1.016cm" svg:x="8.212cm" svg:y="10.906cm">
          <draw:text-box>
            <text:p>Two days</text:p>
          </draw:text-box>
        </draw:frame>
        <draw:frame draw:style-name="gr6" draw:layer="layout" svg:width="3.684cm" svg:height="1.016cm" svg:x="13.212cm" svg:y="10.906cm">
          <draw:text-box>
            <text:p>Three day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ky Tsvari</meta:initial-creator>
    <meta:creation-date>2016-10-15T19:11:44.57</meta:creation-date>
    <dc:date>2016-12-05T22:56:30.72</dc:date>
    <dc:creator>Vaky Tsvari</dc:creator>
    <meta:editing-duration>PT9M12S</meta:editing-duration>
    <meta:editing-cycles>3</meta:editing-cycles>
    <meta:generator>OpenOffice/4.1.3$Win32 OpenOffice.org_project/413m1$Build-9783</meta:generator>
    <meta:document-statistic meta:object-count="12"/>
  </office:meta>
</office:document-meta>
</file>